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B9796D491D4F8A8C.png" manifest:media-type="image/png"/>
  <manifest:file-entry manifest:full-path="Pictures/10000201000006400000038409C8764B66919B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201000006400000038409C8764B66919BDC.png" xlink:type="simple" xlink:show="embed" xlink:actuate="onLoad" loext:mime-type="image/png"/></draw:frame></text:p>
      <text:p text:style-name="Standard"><draw:frame draw:style-name="fr1" draw:name="Image2" text:anchor-type="paragraph" svg:width="17cm" svg:height="9.562cm" draw:z-index="1"><draw:image xlink:href="Pictures/100002010000064000000384B9796D491D4F8A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16:18.169256352</meta:creation-date>
    <dc:date>2022-03-22T14:25:51.983735993</dc:date>
    <meta:editing-duration>PT9M3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